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drew Johnson's original goal was to restore white democracy in the South.</text:p>
      <text:p text:style-name="Standard">By 1 vote the senate does not remove him from office.</text:p>
      <text:p text:style-name="Standard">For the remainder of his term in office, Andrew Johnson does not interfere with Reconstruction.</text:p>
      <text:p text:style-name="Standard"/>
      <text:p text:style-name="Standard">Most Southern states made it illegal to teach slaves.</text:p>
      <text:p text:style-name="Standard"/>
      <text:p text:style-name="Standard">Freedman's Bureau raised the black literacy rate by 53%</text:p>
      <text:p text:style-name="Standard"/>
      <text:p text:style-name="Standard"/>
      <text:p text:style-name="Standard"/>
      <text:p text:style-name="Standard"/>
      <text:p text:style-name="Standard">Roman Catholic Church did not hold race into regard as much as other churches.</text:p>
      <text:p text:style-name="Standard"/>
      <text:p text:style-name="Standard">Healey family, white father, black mother. Children were light-skinned, able to “pass” as white people.</text:p>
      <text:p text:style-name="Standard"/>
      <text:p text:style-name="Standard">Catholic church in the South remained biracial.</text:p>
      <text:p text:style-name="Standard"/>
      <text:p text:style-name="Standard">Another important outcome of reconstruction was what it did to the constitution.</text:p>
      <text:p text:style-name="Standard">It is transformed by 3 amendments, that are referred to as the reconstruction amendments.</text:p>
      <text:p text:style-name="Standard">13<text:span text:style-name="T1">th</text:span>, 14<text:span text:style-name="T1">th</text:span>, 15<text:span text:style-name="T1">th</text:span> amendments.</text:p>
      <text:p text:style-name="Standard">13<text:span text:style-name="T1">th</text:span> goes into effect of September of 1865, it abolishes slavery.</text:p>
      <text:p text:style-name="Standard">14<text:span text:style-name="T1">th</text:span> goes into effect 1868, it enforced universal citizenship …</text:p>
      <text:p text:style-name="Standard">15<text:span text:style-name="T1">th</text:span> guarantees voting rights, regardless of race</text:p>
      <text:p text:style-name="Standard"/>
      <text:p text:style-name="Standard">14<text:span text:style-name="T1">th</text:span> amendment: </text:p>
      <text:p text:style-name="Standard"><text:tab/>Section 1: All persons born or naturalized in the United States are citizens of the United States. No state shall …(Basically, violate thi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1-31T13:56:32.42</meta:creation-date>
    <meta:generator>OpenOffice/4.1.3$Win32 OpenOffice.org_project/413m1$Build-9783</meta:generator>
    <dc:date>2018-01-31T14:50:16.83</dc:date>
    <dc:creator>Timothy Cayer</dc:creator>
    <meta:editing-duration>PT53M38S</meta:editing-duration>
    <meta:editing-cycles>23</meta:editing-cycles>
    <meta:document-statistic meta:table-count="0" meta:image-count="0" meta:object-count="0" meta:page-count="1" meta:paragraph-count="16" meta:word-count="175" meta:character-count="1090"/>
  </office:meta>
</office:document-meta>
</file>